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5E8000007E09B349CE5.jpg" manifest:media-type="image/jpe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288cm, 3.415cm, 8.54cm, 1.402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393cm" svg:height="21.299cm" svg:x="0.791cm" svg:y="2.392cm">
          <draw:image xlink:href="Pictures/10000000000005E8000007E09B349CE5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4-03-09T07:10:33.024234858</dc:date>
    <meta:editing-duration>PT3M46S</meta:editing-duration>
    <meta:editing-cycles>6</meta:editing-cycles>
    <meta:generator>LibreOffice/24.2.0.3$MacOSX_AARCH64 LibreOffice_project/da48488a73ddd66ea24cf16bbc4f7b9c08e9bea1</meta:generator>
    <meta:document-statistic meta:object-count="1"/>
  </office:meta>
</office:document-meta>
</file>